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Text_20_body">
      <style:paragraph-properties fo:margin-top="0cm" fo:margin-bottom="0cm" style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omo fazer um jogo em JavaScript</text:h>
      <text:p text:style-name="Text_20_body">[download id=”285″]</text:p>
      <text:p text:style-name="Text_20_body">Olá Pessoal do MundoJs !</text:p>
      <text:p text:style-name="Text_20_body">Esse é um artigo/tutorial sobre mecanismos básicos de jogos em javascript</text:p>
      <text:p text:style-name="Text_20_body">Será apresentada uma maneira bem básica de como fazer um jogo da cobrinha em javascript. É um jogo para ser jogado no browser/navegador (chrome/firefox/explorer) mas não funciona em tablets e celulares porque precisa do teclado…</text:p>
      <text:p text:style-name="Text_20_body">Vamos começar criando um arquivo .html em branco. E logo em seguida escrever um pouco de html:</text:p>
      <text:p text:style-name="P2">&lt;html&gt;</text:p>
      <text:p text:style-name="P2">&lt;body&gt;</text:p>
      <text:p text:style-name="P2">&lt;div id=principal&gt;&lt;/div&gt;</text:p>
      <text:p text:style-name="P2">&lt;script&gt;</text:p>
      <text:p text:style-name="P2">document.getElementById('principal').innerHTML='Daqui surge o jogo';</text:p>
      <text:p text:style-name="P2">&lt;/script&gt;</text:p>
      <text:p text:style-name="P2">&lt;/body&gt;</text:p>
      <text:p text:style-name="Text_20_body">&lt;/html&gt;</text:p>
      <text:p text:style-name="Text_20_body">Até aqui sem maiores surpresas… um simples arquivo sem muita complicação.</text:p>
      <text:p text:style-name="Text_20_body">Logo em seguida vamos criar o tabuleiro por onde a cobra irá se movimentar:</text:p>
      <text:p text:style-name="P2">&lt;html&gt;</text:p>
      <text:p text:style-name="P2">&lt;body&gt;</text:p>
      <text:p text:style-name="P2">&lt;div id=principal&gt;&lt;/div&gt;</text:p>
      <text:p text:style-name="P2">&lt;script&gt;</text:p>
      <text:p text:style-name="P2">tabuleiro="&lt;table align=center border=1&gt;";</text:p>
      <text:p text:style-name="P2">for(x=0;x&lt;10;x++){</text:p>
      <text:p text:style-name="P2">tabuleiro+="&lt;tr&gt;";</text:p>
      <text:p text:style-name="P2">for(y=0;y&lt;10;y++)</text:p>
      <text:p text:style-name="P2">tabuleiro+="&lt;td&gt;"+x+"_"+y+"&lt;/td&gt;";</text:p>
      <text:p text:style-name="P2">tabuleiro+="&lt;/tr&gt;";</text:p>
      <text:p text:style-name="P2">}</text:p>
      <text:p text:style-name="P2">document.getElementById('principal').innerHTML=tabuleiro+"&lt;/table&gt;";</text:p>
      <text:p text:style-name="P2">&lt;/script&gt;</text:p>
      <text:p text:style-name="P2">&lt;/body&gt;</text:p>
      <text:p text:style-name="Text_20_body">&lt;/html&gt;</text:p>
      <text:p text:style-name="Text_20_body">Vamos dar um id para cada celula do tabuleiro:</text:p>
      <text:p text:style-name="P2">for(y=0;y&lt;10;y++){</text:p>
      <text:p text:style-name="P2">tabuleiro+="&lt;td id=td"+x+"_"+y+" style='width:30px; height:30px;'&gt; &lt;/td&gt;";</text:p>
      <text:p text:style-name="Text_20_body">}</text:p>
      <text:p text:style-name="Text_20_body">Vamos ‘pintar’ uma celula do tabuleiro:</text:p>
      <text:p text:style-name="Text_20_body"><text:soft-page-break/>document.getElementById('td3_3').style.background="#333333";</text:p>
      <text:p text:style-name="Text_20_body">Vamos criar uma variavel cobra[] que armazena a coordenada (x,y) da cobra:</text:p>
      <text:p text:style-name="P2">cobra=[5,0];</text:p>
      <text:p text:style-name="Text_20_body">document.getElementById('td'+cobra[0]+'_'+cobra[1]).style.background="#333333";</text:p>
      <text:p text:style-name="Text_20_body">Vamos fazer a cobra ‘andar’ com a função ‘setTimeout’:</text:p>
      <text:p text:style-name="P2">function anda(){</text:p>
      <text:p text:style-name="P2">cobra[1]++;</text:p>
      <text:p text:style-name="P2">document.getElementById('td'+cobra[0]+'_'+cobra[1]).style.background="#333333";</text:p>
      <text:p text:style-name="P2">setTimeout('anda()',300);</text:p>
      <text:p text:style-name="P2">}</text:p>
      <text:p text:style-name="Text_20_body">anda();</text:p>
      <text:p text:style-name="Text_20_body">Essa função <text:span text:style-name="Strong_20_Emphasis">setTimeout</text:span> é a base do movimento em javascript. Existem alternativas mas essa é nativa e tem vantagens…</text:p>
      <text:p text:style-name="Text_20_body">E vamos ‘apagar’ o rastro da cobrinha:</text:p>
      <text:p text:style-name="P2">function anda(){</text:p>
      <text:p text:style-name="P2">document.getElementById('td'+cobra[0]+'_'+cobra[1]).style.background="#ffffff";</text:p>
      <text:p text:style-name="P2">cobra[1]++;</text:p>
      <text:p text:style-name="Text_20_body">}</text:p>
      <text:p text:style-name="Text_20_body">Vamos ‘interceptar/interpretar’ a tecla que o usuário aperta no teclado:</text:p>
      <text:p text:style-name="P2">&lt;body onKeyDown="pegadirecao(event.keyCode);"&gt;</text:p>
      <text:p text:style-name="P2">function pegadirecao(tecla){</text:p>
      <text:p text:style-name="P2">alert(tecla);</text:p>
      <text:p text:style-name="Text_20_body">}</text:p>
      <text:p text:style-name="Text_20_body">Vamos criar uma variavel direcao que armazena/determina pra onde a cobra deve se mover:</text:p>
      <text:p text:style-name="P2">direcao=2;</text:p>
      <text:p text:style-name="P2">function pegadirecao(tecla){</text:p>
      <text:p text:style-name="P2">/*alert(tecla);*/</text:p>
      <text:p text:style-name="P2">if(tecla==37)direcao=0;</text:p>
      <text:p text:style-name="P2">if(tecla==38)direcao=1;</text:p>
      <text:p text:style-name="P2">if(tecla==39)direcao=2;</text:p>
      <text:p text:style-name="P2">if(tecla==40)direcao=3;</text:p>
      <text:p text:style-name="Text_20_body">}</text:p>
      <text:p text:style-name="Text_20_body">E dentro da função anda</text:p>
      <text:p text:style-name="P2">if(direcao==0)cobra[1]--;</text:p>
      <text:p text:style-name="P2">if(direcao==1)cobra[0]--;</text:p>
      <text:p text:style-name="P2">if(direcao==2)cobra[1]++;</text:p>
      <text:p text:style-name="Text_20_body">if(direcao==3)cobra[0]++;</text:p>
      <text:p text:style-name="Text_20_body">vamos criar a maçã:</text:p>
      <text:p text:style-name="P2">mx=parseInt(Math.random()*10);</text:p>
      <text:p text:style-name="Text_20_body"><text:soft-page-break/>my=parseInt(Math.random()*10);</text:p>
      <text:p text:style-name="Text_20_body">E na função ‘anda()’</text:p>
      <text:p text:style-name="Text_20_body">document.getElementById('td'+mx+'_'+my).style.background="#ff3333";</text:p>
      <text:p text:style-name="Text_20_body">Vamos fazer a maçã ser gerada novamente:</text:p>
      <text:p text:style-name="P2">if(mx==cobra[0]&amp;&amp;my==cobra[1]){</text:p>
      <text:p text:style-name="P2">mx=parseInt(Math.random()*10);</text:p>
      <text:p text:style-name="P2">my=parseInt(Math.random()*10);</text:p>
      <text:p text:style-name="P2">cobra[cobra.length]=[10,10];</text:p>
      <text:p text:style-name="Text_20_body">}</text:p>
      <text:p text:style-name="Text_20_body">Agora vem a parte mais sofisticada do jogo. Vamos transformar a variável cobra de um array para um array de arrays. Até agora a variavel cobra armazenava um ponto. A partir daqui essa variavel armazenará um array de pontos…</text:p>
      <text:p text:style-name="P2">cobra=[[5,0]];</text:p>
      <text:p text:style-name="P2">function anda(){</text:p>
      <text:p text:style-name="P2">document.getElementById('td'+cobra[cobra.length-1][0]+'_'+cobra[cobra.length-1][1]).style.background="#ffffff";</text:p>
      <text:p text:style-name="P2">if(mx==cobra[cobra.length-1][0]&amp;&amp;my==cobra[cobra.length-1][1]){</text:p>
      <text:p text:style-name="P2">mx=parseInt(Math.random()*10);</text:p>
      <text:p text:style-name="P2">my=parseInt(Math.random()*10);</text:p>
      <text:p text:style-name="P2">cobra[cobra.length]=[10,10];</text:p>
      <text:p text:style-name="P2">}</text:p>
      <text:p text:style-name="P2">if(direcao==0)cobra[0][1]--;</text:p>
      <text:p text:style-name="P2">if(direcao==1)cobra[0][0]--;</text:p>
      <text:p text:style-name="P2">if(direcao==2)cobra[0][1]++;</text:p>
      <text:p text:style-name="P2">if(direcao==3)cobra[0][0]++;</text:p>
      <text:p text:style-name="P2">document.getElementById('td'+cobra[0][0]+'_'+cobra[0][1]).style.background="#333333";</text:p>
      <text:p text:style-name="P2">document.getElementById('td'+mx+'_'+my).style.background="#ff3333";</text:p>
      <text:p text:style-name="P2">setTimeout('anda()',300);</text:p>
      <text:p text:style-name="Text_20_body">}</text:p>
      <text:p text:style-name="Text_20_body">Para fazer a cobra se movimentar devemos passar os valores de cada coordenada de cada ‘gomo’ da cobra para o ‘gomo de traz’:</text:p>
      <text:p text:style-name="P2">for(x=cobra.length-1;x&gt;0;x--){</text:p>
      <text:p text:style-name="P2">cobra[x][0]=cobra[x-1][0];</text:p>
      <text:p text:style-name="P2">cobra[x][1]=cobra[x-1][1];</text:p>
      <text:p text:style-name="Text_20_body">}</text:p>
      <text:p text:style-name="Text_20_body">Agora só falta fazer função que executará quando a cobra ‘morrer’:</text:p>
      <text:p text:style-name="P2">vivo=true;</text:p>
      <text:p text:style-name="P2">if(vivo)setTimeout('anda()',300);</text:p>
      <text:p text:style-name="P2">else alert('Fim de jogo');</text:p>
      <text:p text:style-name="P2">for(x=1;x&lt;cobra.length;x++){</text:p>
      <text:p text:style-name="P2">if(cobra[0][0]==cobra[x][0]&amp;&amp;cobra[0][1]==cobra[x][1])vivo=false;</text:p>
      <text:p text:style-name="P2"><text:soft-page-break/>if(cobra[0][0]&lt;0||cobra[0][1]&lt;0||cobra[0][0]&gt;9||cobra[0][1]&gt;9)vivo=false;</text:p>
      <text:p text:style-name="Text_20_body">}</text:p>
      <text:p text:style-name="Text_20_body">O código completo fica:</text:p>
      <text:p text:style-name="P2">&lt;html&gt;</text:p>
      <text:p text:style-name="P2">&lt;body onKeyDown="pegadirecao(event.keyCode);"&gt;</text:p>
      <text:p text:style-name="P2">&lt;div id=principal&gt;&lt;/div&gt;</text:p>
      <text:p text:style-name="P2">&lt;script&gt;</text:p>
      <text:p text:style-name="P2">tabuleiro="&lt;table align=center border=1&gt;";</text:p>
      <text:p text:style-name="P2">for(x=0;x&lt;10;x++){</text:p>
      <text:p text:style-name="P2">tabuleiro+="&lt;tr&gt;";</text:p>
      <text:p text:style-name="P2">for(y=0;y&lt;10;y++)</text:p>
      <text:p text:style-name="P2">tabuleiro+="&lt;td id=td"+x+"_"+y+" style='width:30px; height:30px;'&gt; &lt;/td&gt;";</text:p>
      <text:p text:style-name="P2">tabuleiro+="&lt;/tr&gt;";</text:p>
      <text:p text:style-name="P2">}</text:p>
      <text:p text:style-name="P2">document.getElementById('principal').innerHTML=tabuleiro+"&lt;/table&gt;";</text:p>
      <text:p text:style-name="P2">cobra=[[5,0]];</text:p>
      <text:p text:style-name="P2">direcao=2;</text:p>
      <text:p text:style-name="P2">mx=parseInt(Math.random()*10);</text:p>
      <text:p text:style-name="P2">my=parseInt(Math.random()*10);</text:p>
      <text:p text:style-name="P2">vivo=true;</text:p>
      <text:p text:style-name="P2">function anda(){</text:p>
      <text:p text:style-name="P2">document.getElementById('td'+cobra[cobra.length-1][0]+'_'+cobra[cobra.length-1][1]).style.background="#ffffff";</text:p>
      <text:p text:style-name="P2">if(mx==cobra[cobra.length-1][0]&amp;&amp;my==cobra[cobra.length-1][1]){</text:p>
      <text:p text:style-name="P2">mx=parseInt(Math.random()*10);</text:p>
      <text:p text:style-name="P2">my=parseInt(Math.random()*10);</text:p>
      <text:p text:style-name="P2">cobra[cobra.length]=[10,10];</text:p>
      <text:p text:style-name="P2">}</text:p>
      <text:p text:style-name="P2">for(x=cobra.length-1;x&gt;0;x--){</text:p>
      <text:p text:style-name="P2">cobra[x][0]=cobra[x-1][0];</text:p>
      <text:p text:style-name="P2">cobra[x][1]=cobra[x-1][1];</text:p>
      <text:p text:style-name="P2">}</text:p>
      <text:p text:style-name="P2">if(direcao==0)cobra[0][1]--;</text:p>
      <text:p text:style-name="P2">if(direcao==1)cobra[0][0]--;</text:p>
      <text:p text:style-name="P2">if(direcao==2)cobra[0][1]++;</text:p>
      <text:p text:style-name="P2">if(direcao==3)cobra[0][0]++;</text:p>
      <text:p text:style-name="P2">for(x=1;x&lt;cobra.length;x++)if(cobra[0][0]==cobra[x][0]&amp;&amp;cobra[0][1]==cobra[x][1])vivo=false;</text:p>
      <text:p text:style-name="P2">if(cobra[0][0]&lt;0||cobra[0][1]&lt;0||cobra[0][0]&gt;9||cobra[0][1]&gt;9)vivo=false;</text:p>
      <text:p text:style-name="P2">document.getElementById('td'+cobra[0][0]+'_'+cobra[0][1]).style.background="#333333";</text:p>
      <text:p text:style-name="P2">document.getElementById('td'+mx+'_'+my).style.background="#ff3333";</text:p>
      <text:p text:style-name="P2">if(vivo)setTimeout('anda()',300);</text:p>
      <text:p text:style-name="P2">else alert('Fim de jogo');</text:p>
      <text:p text:style-name="P2">}</text:p>
      <text:p text:style-name="P2">anda();</text:p>
      <text:p text:style-name="P2">function pegadirecao(tecla){</text:p>
      <text:p text:style-name="P2"><text:soft-page-break/>/*alert(tecla);*/</text:p>
      <text:p text:style-name="P2">if(tecla==37)direcao=0;</text:p>
      <text:p text:style-name="P2">if(tecla==38)direcao=1;</text:p>
      <text:p text:style-name="P2">if(tecla==39)direcao=2;</text:p>
      <text:p text:style-name="P2">if(tecla==40)direcao=3;</text:p>
      <text:p text:style-name="P2">}</text:p>
      <text:p text:style-name="P2">&lt;/script&gt;</text:p>
      <text:p text:style-name="P2">&lt;/body&gt;</text:p>
      <text:p text:style-name="P2">&lt;/html&gt;</text:p>
      <text:p text:style-name="Standard"/>
      <text:p text:style-name="Standard"><text:a xlink:type="simple" xlink:href="https://www.mundojs.com.br/2018/01/16/como-fazer-um-jogo-em-javascript/" text:style-name="Internet_20_link" text:visited-style-name="Visited_20_Internet_20_Link">https://www.mundojs.com.br/2018/01/16/como-fazer-um-jogo-em-javascript/</text:a></text:p>
      <text:p text:style-name="Standard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1T06:59:30.949371799</meta:creation-date>
    <dc:date>2022-11-21T06:59:54.499062706</dc:date>
    <meta:editing-duration>PT23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6" meta:paragraph-count="165" meta:word-count="466" meta:character-count="5600" meta:non-whitespace-character-count="5307"/>
  </office:meta>
</office:document-meta>
</file>